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Alvi Nastaleeq" style:font-name-complex="Alvi Nastaleeq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Alvi Nastaleeq" style:font-name-complex="Alvi Nastaleeq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مظہرِ ربِّ ذوالجلال علیؑ<text:line-break/>کبریائی کا ہے کمال علیؑ</text:p>
      <text:p text:style-name="P1">خانۂ کعبہ جھلمل اُٹھا<text:line-break/>دیکھ کر آپ کا جمال علیؑ</text:p>
      <text:p text:style-name="P1">بولا دینِ خدا یہ مشکل میں<text:line-break/>گھِر رہا ہوں، مجھے سنبھال علیؑ</text:p>
      <text:p text:style-name="P1">جس کا کوئی سوال مل نہ سکا<text:line-break/>ہے خدائی کا وہ سوال علیؑ</text:p>
      <text:p text:style-name="P1">جب بھی سوچا خدا کے بارے میں<text:line-break/>آ گیا آپ کا خیال علیؑ</text:p>
      <text:p text:style-name="P1">گا رہے ہیں وہ گیت غیروں کے<text:line-break/>اور کھاتے ہیں تیرا مال علیؑ</text:p>
      <text:p text:style-name="P1">پوچھا کس نے اذان سکھلائی<text:line-break/>بولے یہ حضرتِ بلالؑ علیؑ</text:p>
      <text:p text:style-name="P1">ایک عباسؑ ہیں زمانے میں<text:line-break/>ورنہ تیری کہاں مثال علیؑ</text:p>
      <text:p text:style-name="P2"/>
      <text:p text:style-name="Standard"/>
      <text:p text:style-name="Standard"/>
      <text:p text:style-name="Standard">Mazhar e Rab e Zuljalal ALI</text:p>
      <text:p text:style-name="Standard">kibriyaayi ka hai kamaal ali</text:p>
      <text:p text:style-name="Standard"/>
      <text:p text:style-name="Standard">Khana e Kaaba jhilmila utha</text:p>
      <text:p text:style-name="Standard">Dekh kr apka jamaal Ali</text:p>
      <text:p text:style-name="Standard"/>
      <text:p text:style-name="Standard">Bola Din e khuda ye mushkil mein</text:p>
      <text:p text:style-name="Standard">Ghir raha hoon mujhay sambhal ALI</text:p>
      <text:p text:style-name="Standard"/>
      <text:p text:style-name="Standard">Jis ka koi sawaal mil na ska</text:p>
      <text:p text:style-name="Standard">Hai khudai ka wo sawaal ali</text:p>
      <text:p text:style-name="Standard"/>
      <text:p text:style-name="Standard">jab bhi socha khuda ke baare me </text:p>
      <text:p text:style-name="Standard">Aagayaa apka khayal ALI</text:p>
      <text:p text:style-name="Standard"/>
      <text:p text:style-name="Standard">Gaa rahy hain wo geet ghairon ke</text:p>
      <text:p text:style-name="Standard">aur khaate hain tera maal ALI</text:p>
      <text:p text:style-name="Standard"/>
      <text:p text:style-name="Standard">Pucha kisne azaan sikhlaiii </text:p>
      <text:p text:style-name="Standard">Bole ye hazrat e bilal ALI</text:p>
      <text:p text:style-name="Standard"><text:soft-page-break/></text:p>
      <text:p text:style-name="Standard">Aik abbas hain zamanay me </text:p>
      <text:p text:style-name="Standard">warna teri kahan misaal AL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30:20.688652400</meta:creation-date>
    <dc:date>2026-01-21T20:34:46.640803300</dc:date>
    <meta:editing-duration>PT4M26S</meta:editing-duration>
    <meta:editing-cycles>1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24" meta:word-count="181" meta:character-count="829" meta:non-whitespace-character-count="669"/>
  </office:meta>
</office:document-meta>
</file>